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2" style:family="paragraph"/>
    <style:style style:name="P17" style:parent-style-name="Normal" style:list-style-name="LFO2" style:family="paragraph"/>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family="paragraph">
      <style:text-properties fo:font-weight="bold" style:font-weight-asian="bold" style:font-weight-complex="bold"/>
    </style:style>
    <style:style style:name="P22" style:parent-style-name="Normal" style:list-style-name="LFO3" style:family="paragraph"/>
    <style:style style:name="P23" style:parent-style-name="Normal" style:list-style-name="LFO3" style:family="paragraph"/>
    <style:style style:name="P24" style:parent-style-name="Normal" style:list-style-name="LFO3" style:family="paragraph"/>
    <style:style style:name="P25" style:parent-style-name="Normal" style:list-style-name="LFO3" style:family="paragraph"/>
    <style:style style:name="P26" style:parent-style-name="Normal" style:family="paragraph">
      <style:text-properties fo:font-weight="bold" style:font-weight-asian="bold" style:font-weight-complex="bold"/>
    </style:style>
    <style:style style:name="P27" style:parent-style-name="Normal" style:list-style-name="LFO4" style:family="paragraph"/>
    <style:style style:name="P28" style:parent-style-name="Normal" style:list-style-name="LFO4" style:family="paragraph"/>
    <style:style style:name="P29" style:parent-style-name="Normal" style:list-style-name="LFO4" style:family="paragraph"/>
    <style:style style:name="P30" style:parent-style-name="Normal" style:list-style-name="LFO4" style:family="paragraph"/>
    <style:style style:name="P31" style:parent-style-name="Normal" style:family="paragraph">
      <style:text-properties fo:font-weight="bold" style:font-weight-asian="bold" style:font-weight-complex="bold"/>
    </style:style>
    <style:style style:name="P32" style:parent-style-name="Normal" style:list-style-name="LFO5" style:family="paragraph"/>
    <style:style style:name="P33" style:parent-style-name="Normal" style:list-style-name="LFO5" style:family="paragraph"/>
    <style:style style:name="P34" style:parent-style-name="Normal" style:list-style-name="LFO6" style:family="paragraph"/>
    <style:style style:name="P35" style:parent-style-name="Normal" style:list-style-name="LFO6" style:family="paragraph"/>
    <style:style style:name="P36" style:parent-style-name="Normal" style:list-style-name="LFO7" style:family="paragraph"/>
    <style:style style:name="P37" style:parent-style-name="Normal" style:list-style-name="LFO7" style:family="paragraph"/>
    <style:style style:name="P38" style:parent-style-name="Normal"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list-style-name="LFO8" style:family="paragraph"/>
    <style:style style:name="P68" style:parent-style-name="Normal" style:list-style-name="LFO8" style:family="paragraph"/>
    <style:style style:name="P69" style:parent-style-name="Normal" style:list-style-name="LFO8" style:family="paragraph"/>
    <style:style style:name="P70" style:parent-style-name="Normal" style:family="paragraph">
      <style:text-properties fo:font-weight="bold" style:font-weight-asian="bold" style:font-weight-complex="bold"/>
    </style:style>
    <style:style style:name="P71" style:parent-style-name="Normal" style:list-style-name="LFO9" style:family="paragraph"/>
    <style:style style:name="P72" style:parent-style-name="Normal" style:list-style-name="LFO9" style:family="paragraph"/>
    <style:style style:name="P73" style:parent-style-name="Normal" style:list-style-name="LFO9" style:family="paragraph"/>
    <style:style style:name="P74" style:parent-style-name="Normal" style:family="paragraph">
      <style:text-properties fo:font-weight="bold" style:font-weight-asian="bold" style:font-weight-complex="bold"/>
    </style:style>
    <style:style style:name="P75" style:parent-style-name="Normal" style:list-style-name="LFO10" style:family="paragraph"/>
    <style:style style:name="P76" style:parent-style-name="Normal" style:list-style-name="LFO10" style:family="paragraph"/>
    <style:style style:name="P77" style:parent-style-name="Normal" style:list-style-name="LFO10" style:family="paragraph"/>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Proposal for Wicket Masters Cricket Club Digital Platform</text:p>
      <text:p text:style-name="Normal"><draw:custom-shape svg:x="0in" svg:y="0in" svg:width="45.51042in" svg:height="0.00139in" draw:z-index="0" draw:id="id0" draw:style-name="a0" draw:name="Horizontal Line 79" text:anchor-type="as-char"><svg:title/><svg:desc/><draw:enhanced-geometry draw:type="non-primitive" svg:viewBox="0 0 21600 21600" draw:enhanced-path="M 0 0 L 21600 0 21600 21600 0 21600 Z N"/></draw:custom-shape></text:p>
      <text:p text:style-name="P2">1. Project Overview</text:p>
      <text:p text:style-name="Normal">Wicket Masters Cricket Club aims to enhance its digital services by developing an interactive platform to improve coaching management, provide real-time match updates, and strengthen community engagement. The primary objectives are to streamline the booking and management of coaching sessions, deliver live local league updates, and create interactive features that foster community involvement.</text:p>
      <text:p text:style-name="Normal">The proposed system will include:</text:p>
      <text:list text:style-name="LFO1" text:continue-numbering="true">
        <text:list-item>
          <text:p text:style-name="P3">An Online Booking System for scheduling and paying for coaching sessions.</text:p>
        </text:list-item>
        <text:list-item>
          <text:p text:style-name="P4">A Live Match Updates feature providing real-time scores and statistics.</text:p>
        </text:list-item>
        <text:list-item>
          <text:p text:style-name="P5">A Community Forum to encourage discussion, event organisation, and knowledge sharing.</text:p>
        </text:list-item>
      </text:list>
      <text:p text:style-name="Normal">These features are designed to improve operational efficiency, enhance user experience, and strengthen the club’s digital presence within the local community.</text:p>
      <text:p text:style-name="Normal"><draw:custom-shape svg:x="0in" svg:y="0in" svg:width="45.51042in" svg:height="0.00139in" draw:z-index="0" draw:id="id1" draw:style-name="a1" draw:name="Horizontal Line 80" text:anchor-type="as-char"><svg:title/><svg:desc/><draw:enhanced-geometry draw:type="non-primitive" svg:viewBox="0 0 21600 21600" draw:enhanced-path="M 0 0 L 21600 0 21600 21600 0 21600 Z N"/></draw:custom-shape></text:p>
      <text:p text:style-name="P6">2. Problems Identified</text:p>
      <text:p text:style-name="Normal"><text:span text:style-name="T7">Problem 1 — Manual or Inefficient Coaching Bookings</text:span><text:line-break/>Coaching sessions may currently be managed through manual communication methods, leading to scheduling conflicts, delays, and administrative burden.</text:p>
      <text:p text:style-name="Normal"><text:span text:style-name="T8">Problem 2 — Limited Access to Real-Time Match Information</text:span><text:line-break/>Supporters and players may not receive timely updates about local league matches, reducing engagement and interest.</text:p>
      <text:p text:style-name="Normal"><text:span text:style-name="T9">Problem 3 — Weak Digital Community Interaction</text:span><text:line-break/>Without a central online space, players and fans may struggle to share tips, organise events, or discuss matches effectively.</text:p>
      <text:p text:style-name="Normal"><draw:custom-shape svg:x="0in" svg:y="0in" svg:width="45.51042in" svg:height="0.00139in" draw:z-index="0" draw:id="id2" draw:style-name="a2" draw:name="Horizontal Line 81" text:anchor-type="as-char"><svg:title/><svg:desc/><draw:enhanced-geometry draw:type="non-primitive" svg:viewBox="0 0 21600 21600" draw:enhanced-path="M 0 0 L 21600 0 21600 21600 0 21600 Z N"/></draw:custom-shape></text:p>
      <text:p text:style-name="P10">3. Proposed Solutions</text:p>
      <text:p text:style-name="Normal"><text:span text:style-name="T11">Solution to Problem 1 — Integrated Online Booking and Payment System</text:span><text:line-break/>Develop a secure booking platform allowing users to view availability, schedule sessions, and complete payments online. Include automated confirmations and reminders.</text:p>
      <text:soft-page-break/>
      <text:p text:style-name="Normal"><text:span text:style-name="T12">Solution to Problem 2 — Live Match Updates Feature</text:span><text:line-break/>Implement a real-time scoring system displaying live scores, player statistics, and match summaries. Ensure updates are delivered instantly via the app or website.</text:p>
      <text:p text:style-name="Normal"><text:span text:style-name="T13">Solution to Problem 3 — Community Forum Platform</text:span><text:line-break/>Create a moderated forum where members can post discussions, share coaching tips, and organise community events. Include user roles to maintain appropriate content management.</text:p>
      <text:p text:style-name="Normal"><draw:custom-shape svg:x="0in" svg:y="0in" svg:width="45.51042in" svg:height="0.00139in" draw:z-index="0" draw:id="id3" draw:style-name="a3" draw:name="Horizontal Line 82" text:anchor-type="as-char"><svg:title/><svg:desc/><draw:enhanced-geometry draw:type="non-primitive" svg:viewBox="0 0 21600 21600" draw:enhanced-path="M 0 0 L 21600 0 21600 21600 0 21600 Z N"/></draw:custom-shape></text:p>
      <text:p text:style-name="P14">4. Decomposition of Solutions</text:p>
      <text:p text:style-name="P15">Online Booking System</text:p>
      <text:list text:style-name="LFO2" text:continue-numbering="true">
        <text:list-item>
          <text:p text:style-name="P16">Design a calendar-based scheduling interface.</text:p>
        </text:list-item>
        <text:list-item>
          <text:p text:style-name="P17">Allow users to select coaching type, date, and time.</text:p>
        </text:list-item>
        <text:list-item>
          <text:p text:style-name="P18">Integrate secure online payment processing.</text:p>
        </text:list-item>
        <text:list-item>
          <text:p text:style-name="P19">Send automated booking confirmations and reminders.</text:p>
        </text:list-item>
        <text:list-item>
          <text:p text:style-name="P20">Provide administrative tools for coaches to manage availability.</text:p>
        </text:list-item>
      </text:list>
      <text:p text:style-name="P21">Live Match Updates</text:p>
      <text:list text:style-name="LFO3" text:continue-numbering="true">
        <text:list-item>
          <text:p text:style-name="P22">Develop a real-time score input system for match officials.</text:p>
        </text:list-item>
        <text:list-item>
          <text:p text:style-name="P23">Display live scores, player statistics, and results.</text:p>
        </text:list-item>
        <text:list-item>
          <text:p text:style-name="P24">Enable push notifications for key match events.</text:p>
        </text:list-item>
        <text:list-item>
          <text:p text:style-name="P25">Ensure mobile responsiveness for on-the-go access.</text:p>
        </text:list-item>
      </text:list>
      <text:p text:style-name="P26">Community Forum</text:p>
      <text:list text:style-name="LFO4" text:continue-numbering="true">
        <text:list-item>
          <text:p text:style-name="P27">Create user registration and profile management.</text:p>
        </text:list-item>
        <text:list-item>
          <text:p text:style-name="P28">Implement topic categories (e.g., coaching tips, match discussions, events).</text:p>
        </text:list-item>
        <text:list-item>
          <text:p text:style-name="P29">Include moderation tools for administrators.</text:p>
        </text:list-item>
        <text:list-item>
          <text:p text:style-name="P30">Allow media sharing within posts.</text:p>
        </text:list-item>
      </text:list>
      <text:p text:style-name="Normal"><draw:custom-shape svg:x="0in" svg:y="0in" svg:width="45.51042in" svg:height="0.00139in" draw:z-index="0" draw:id="id4" draw:style-name="a4" draw:name="Horizontal Line 83" text:anchor-type="as-char"><svg:title/><svg:desc/><draw:enhanced-geometry draw:type="non-primitive" svg:viewBox="0 0 21600 21600" draw:enhanced-path="M 0 0 L 21600 0 21600 21600 0 21600 Z N"/></draw:custom-shape></text:p>
      <text:p text:style-name="P31">5. Client and User Needs</text:p>
      <text:p text:style-name="Normal">Wicket Masters Cricket Club requires a platform that supports operational efficiency and strengthens community engagement.</text:p>
      <text:p text:style-name="Normal">Players need:</text:p>
      <text:soft-page-break/>
      <text:list text:style-name="LFO5" text:continue-numbering="true">
        <text:list-item>
          <text:p text:style-name="P32">Easy booking for coaching sessions.</text:p>
        </text:list-item>
        <text:list-item>
          <text:p text:style-name="P33">Quick access to match updates and statistics.</text:p>
        </text:list-item>
      </text:list>
      <text:p text:style-name="Normal">Coaches need:</text:p>
      <text:list text:style-name="LFO6" text:continue-numbering="true">
        <text:list-item>
          <text:p text:style-name="P34">Clear scheduling management tools.</text:p>
        </text:list-item>
        <text:list-item>
          <text:p text:style-name="P35">Reduced administrative workload.</text:p>
        </text:list-item>
      </text:list>
      <text:p text:style-name="Normal">Supporters and community members need:</text:p>
      <text:list text:style-name="LFO7" text:continue-numbering="true">
        <text:list-item>
          <text:p text:style-name="P36">Access to live match information.</text:p>
        </text:list-item>
        <text:list-item>
          <text:p text:style-name="P37">A digital space to interact and share experiences.</text:p>
        </text:list-item>
      </text:list>
      <text:p text:style-name="Normal">To meet these needs, the system should prioritise reliability, usability, and secure payment processing.</text:p>
      <text:p text:style-name="Normal">A prototype should be tested with players, coaches, and supporters to ensure the platform meets real-world expectations before full release.</text:p>
      <text:p text:style-name="Normal"><draw:custom-shape svg:x="0in" svg:y="0in" svg:width="45.51042in" svg:height="0.00139in" draw:z-index="0" draw:id="id5" draw:style-name="a5" draw:name="Horizontal Line 84" text:anchor-type="as-char"><svg:title/><svg:desc/><draw:enhanced-geometry draw:type="non-primitive" svg:viewBox="0 0 21600 21600" draw:enhanced-path="M 0 0 L 21600 0 21600 21600 0 21600 Z N"/></draw:custom-shape></text:p>
      <text:p text:style-name="P38">6. Mitigating Potential Risks</text:p>
      <text:p text:style-name="Normal"><text:span text:style-name="T39">Risk: Payment Processing Failure</text:span><text:line-break/>Impact: Lost bookings and reduced trust.<text:line-break/>Solution: Integrate reliable, encrypted payment gateways and conduct regular testing.<text:line-break/>Justification: Ensures secure and dependable transactions.</text:p>
      <text:p text:style-name="Normal"><text:span text:style-name="T40">Risk: Inaccurate Live Match Data</text:span><text:line-break/>Impact: Misleading information for supporters.<text:line-break/>Solution: Implement role-based score entry and verification controls.<text:line-break/>Justification: Maintains data accuracy and credibility.</text:p>
      <text:p text:style-name="Normal"><text:span text:style-name="T41">Risk: Inappropriate Forum Content</text:span><text:line-break/>Impact: Negative community experience.<text:line-break/>Solution: Include moderation tools and clear community guidelines.<text:line-break/>Justification: Ensures respectful and constructive interaction.</text:p>
      <text:p text:style-name="Normal"><text:span text:style-name="T42">Risk: System Downtime During Matches</text:span><text:line-break/>Impact: Loss of engagement during peak interest.<text:line-break/>Solution: Use scalable hosting and monitoring tools.<text:line-break/>Justification: Maintains consistent performance during high usage periods.</text:p>
      <text:p text:style-name="Normal"><draw:custom-shape svg:x="0in" svg:y="0in" svg:width="45.51042in" svg:height="0.00139in" draw:z-index="0" draw:id="id6" draw:style-name="a6" draw:name="Horizontal Line 85" text:anchor-type="as-char"><svg:title/><svg:desc/><draw:enhanced-geometry draw:type="non-primitive" svg:viewBox="0 0 21600 21600" draw:enhanced-path="M 0 0 L 21600 0 21600 21600 0 21600 Z N"/></draw:custom-shape></text:p>
      <text:p text:style-name="P43">7. Addressing Relevant Regulations and Legal Requirements</text:p>
      <text:soft-page-break/>
      <text:p text:style-name="Normal"><text:span text:style-name="T44">Regulation 1 – GDPR</text:span><text:line-break/>Why it Applies: The platform collects personal data for bookings and accounts.<text:line-break/>Justification: Ensures lawful data handling and privacy compliance.</text:p>
      <text:p text:style-name="Normal"><text:span text:style-name="T45">Regulation 2 – Consumer Rights Act 2015</text:span><text:line-break/>Why it Applies: Users pay for coaching services online.<text:line-break/>Justification: Protects customer rights regarding payments and refunds.</text:p>
      <text:p text:style-name="Normal"><text:span text:style-name="T46">Regulation 3 – Online Safety and Moderation Standards</text:span><text:line-break/>Why it Applies: The forum allows user-generated content.<text:line-break/>Justification: Ensures safe digital communication practices.</text:p>
      <text:p text:style-name="Normal"><text:span text:style-name="T47">Regulation 4 – Equality Act 2010</text:span><text:line-break/>Why it Applies: The platform must be accessible to all users.<text:line-break/>Justification: Promotes inclusivity and legal compliance.</text:p>
      <text:p text:style-name="Normal"><draw:custom-shape svg:x="0in" svg:y="0in" svg:width="45.51042in" svg:height="0.00139in" draw:z-index="0" draw:id="id7" draw:style-name="a7" draw:name="Horizontal Line 86" text:anchor-type="as-char"><svg:title/><svg:desc/><draw:enhanced-geometry draw:type="non-primitive" svg:viewBox="0 0 21600 21600" draw:enhanced-path="M 0 0 L 21600 0 21600 21600 0 21600 Z N"/></draw:custom-shape></text:p>
      <text:p text:style-name="P48">8. Functional and Non-Functional Requirements</text:p>
      <text:p text:style-name="P49">Functional Requirements</text:p>
      <text:p text:style-name="Normal"><text:span text:style-name="T50">Coaching Session Booking</text:span><text:line-break/>Users must be able to book and pay for sessions online.<text:line-break/>Justification: Streamlines administration and improves convenience.</text:p>
      <text:p text:style-name="Normal"><text:span text:style-name="T51">Live Match Updates</text:span><text:line-break/>Users must be able to view real-time scores and statistics.<text:line-break/>Justification: Increases engagement and transparency.</text:p>
      <text:p text:style-name="Normal"><text:span text:style-name="T52">Community Forum Access</text:span><text:line-break/>Users must be able to post and interact within discussion boards.<text:line-break/>Justification: Strengthens community involvement.</text:p>
      <text:p text:style-name="Normal"><text:span text:style-name="T53">User Account Management</text:span><text:line-break/>Users must be able to register and manage personal profiles.<text:line-break/>Justification: Enables personalised services.</text:p>
      <text:p text:style-name="Normal"><draw:custom-shape svg:x="0in" svg:y="0in" svg:width="45.51042in" svg:height="0.00139in" draw:z-index="0" draw:id="id8" draw:style-name="a8" draw:name="Horizontal Line 87" text:anchor-type="as-char"><svg:title/><svg:desc/><draw:enhanced-geometry draw:type="non-primitive" svg:viewBox="0 0 21600 21600" draw:enhanced-path="M 0 0 L 21600 0 21600 21600 0 21600 Z N"/></draw:custom-shape></text:p>
      <text:p text:style-name="P54">Non-Functional Requirements</text:p>
      <text:p text:style-name="Normal"><text:span text:style-name="T55">Performance</text:span><text:line-break/>System should handle at least 1000 concurrent users during live matches.<text:line-break/>Justification: Ensures stable performance during peak times.</text:p>
      <text:soft-page-break/>
      <text:p text:style-name="Normal"><text:span text:style-name="T56">Security</text:span><text:line-break/>All personal and payment data must be encrypted.<text:line-break/>Justification: Protects user information.</text:p>
      <text:p text:style-name="Normal"><text:span text:style-name="T57">Usability</text:span><text:line-break/>Interface must be simple and intuitive across devices.<text:line-break/>Justification: Encourages widespread adoption.</text:p>
      <text:p text:style-name="Normal"><text:span text:style-name="T58">Reliability</text:span><text:line-break/>System uptime should be 99.9%.<text:line-break/>Justification: Maintains consistent service availability.</text:p>
      <text:p text:style-name="Normal"><text:span text:style-name="T59">Accessibility</text:span><text:line-break/>Platform must comply with WCAG guidelines.<text:line-break/>Justification: Ensures inclusive access for all community members.</text:p>
      <text:p text:style-name="Normal"><draw:custom-shape svg:x="0in" svg:y="0in" svg:width="45.51042in" svg:height="0.00139in" draw:z-index="0" draw:id="id9" draw:style-name="a9" draw:name="Horizontal Line 88" text:anchor-type="as-char"><svg:title/><svg:desc/><draw:enhanced-geometry draw:type="non-primitive" svg:viewBox="0 0 21600 21600" draw:enhanced-path="M 0 0 L 21600 0 21600 21600 0 21600 Z N"/></draw:custom-shape></text:p>
      <text:p text:style-name="P60">9. Key Performance Indicators (KPIs)</text:p>
      <text:p text:style-name="Normal"><text:span text:style-name="T61">KPI Name: Booking Completion Rate</text:span><text:line-break/>Definition: Percentage of users who successfully complete coaching bookings.<text:line-break/>Measurement: Booking system analytics.<text:line-break/>Target: 95% successful completion rate within 3 months.</text:p>
      <text:p text:style-name="Normal"><text:span text:style-name="T62">KPI Name: Live Update Engagement Rate</text:span><text:line-break/>Definition: Percentage of users viewing live match updates.<text:line-break/>Measurement: Page interaction analytics.<text:line-break/>Target: 70% of registered users during match days.</text:p>
      <text:p text:style-name="Normal"><text:span text:style-name="T63">KPI Name: Community Forum Participation</text:span><text:line-break/>Definition: Number of active forum users per month.<text:line-break/>Measurement: User activity logs.<text:line-break/>Target: 60% of registered users active monthly.</text:p>
      <text:p text:style-name="Normal"><text:span text:style-name="T64">KPI Name: User Satisfaction Score</text:span><text:line-break/>Definition: Average rating from user feedback surveys.<text:line-break/>Measurement: Post-use feedback forms.<text:line-break/>Target: 4/5 average rating within 6 months.</text:p>
      <text:p text:style-name="Normal"><draw:custom-shape svg:x="0in" svg:y="0in" svg:width="45.51042in" svg:height="0.00139in" draw:z-index="0" draw:id="id10" draw:style-name="a10" draw:name="Horizontal Line 89" text:anchor-type="as-char"><svg:title/><svg:desc/><draw:enhanced-geometry draw:type="non-primitive" svg:viewBox="0 0 21600 21600" draw:enhanced-path="M 0 0 L 21600 0 21600 21600 0 21600 Z N"/></draw:custom-shape></text:p>
      <text:p text:style-name="P65">10. User Acceptance Criteria</text:p>
      <text:p text:style-name="P66">Online Booking System</text:p>
      <text:list text:style-name="LFO8" text:continue-numbering="true">
        <text:list-item>
          <text:p text:style-name="P67">Users can select session type, date, and time.</text:p>
        </text:list-item>
        <text:list-item>
          <text:p text:style-name="P68">Users receive confirmation after payment.</text:p>
        </text:list-item>
        <text:list-item>
          <text:p text:style-name="P69">Coaches can manage availability within the system.</text:p>
        </text:list-item>
      </text:list>
      <text:p text:style-name="Normal">Justification:<text:line-break/>Ensures efficient scheduling and payment processes aligned with project objectives.</text:p>
      <text:p text:style-name="Normal"><draw:custom-shape svg:x="0in" svg:y="0in" svg:width="45.51042in" svg:height="0.00139in" draw:z-index="0" draw:id="id11" draw:style-name="a11" draw:name="Horizontal Line 90" text:anchor-type="as-char"><svg:title/><svg:desc/><draw:enhanced-geometry draw:type="non-primitive" svg:viewBox="0 0 21600 21600" draw:enhanced-path="M 0 0 L 21600 0 21600 21600 0 21600 Z N"/></draw:custom-shape></text:p>
      <text:p text:style-name="P70">Live Match Updates</text:p>
      <text:list text:style-name="LFO9" text:continue-numbering="true">
        <text:list-item>
          <text:p text:style-name="P71">Users can view live scores and player statistics.</text:p>
        </text:list-item>
        <text:list-item>
          <text:p text:style-name="P72">Updates refresh automatically in real time.</text:p>
        </text:list-item>
        <text:list-item>
          <text:p text:style-name="P73">Match results are stored for future viewing.</text:p>
        </text:list-item>
      </text:list>
      <text:p text:style-name="Normal">Justification:<text:line-break/>Supports transparency and ongoing engagement with local leagues.</text:p>
      <text:p text:style-name="Normal"><draw:custom-shape svg:x="0in" svg:y="0in" svg:width="45.51042in" svg:height="0.00139in" draw:z-index="0" draw:id="id12" draw:style-name="a12" draw:name="Horizontal Line 91" text:anchor-type="as-char"><svg:title/><svg:desc/><draw:enhanced-geometry draw:type="non-primitive" svg:viewBox="0 0 21600 21600" draw:enhanced-path="M 0 0 L 21600 0 21600 21600 0 21600 Z N"/></draw:custom-shape></text:p>
      <text:p text:style-name="P74">Community Forum</text:p>
      <text:list text:style-name="LFO10" text:continue-numbering="true">
        <text:list-item>
          <text:p text:style-name="P75">Users can create posts and reply to discussions.</text:p>
        </text:list-item>
        <text:list-item>
          <text:p text:style-name="P76">Administrators can moderate content.</text:p>
        </text:list-item>
        <text:list-item>
          <text:p text:style-name="P77">Users can report inappropriate content.</text:p>
        </text:list-item>
      </text:list>
      <text:p text:style-name="Normal">Justification:<text:line-break/>Promotes a safe and interactive digital community environ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lie Cummins</meta:initial-creator>
    <dc:creator>Ollie Cummins</dc:creator>
    <meta:creation-date>2026-03-04T13:14:00Z</meta:creation-date>
    <dc:date>2026-03-04T13:14:00Z</dc:date>
    <meta:template xlink:href="Normal" xlink:type="simple"/>
    <meta:editing-cycles>1</meta:editing-cycles>
    <meta:editing-duration>PT0S</meta:editing-duration>
    <meta:document-statistic meta:page-count="6" meta:paragraph-count="15" meta:word-count="1194" meta:character-count="7990" meta:row-count="56" meta:non-whitespace-character-count="6811"/>
  </office:meta>
</office:document-meta>
</file>